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12pt" style:font-size-asian="12pt" style:font-size-complex="12pt"/>
    </style:style>
    <style:style style:name="T2" style:family="text">
      <style:text-properties style:font-name="Courier New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397cm" svg:x="7.096cm" svg:y="1.254cm">
          <text:p text:style-name="P1"><text:span text:style-name="T1">[1,2,2,2,2,3,3,4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016cm" svg:height="1.397cm" svg:x="4.81cm" svg:y="3.794cm">
          <text:p text:style-name="P1"><text:span text:style-name="T1">[1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016cm" svg:height="1.397cm" svg:x="5.953cm" svg:y="3.794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016cm" svg:height="1.397cm" svg:x="7.096cm" svg:y="3.794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1.397cm" svg:x="8.239cm" svg:y="3.794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016cm" svg:height="1.397cm" svg:x="9.382cm" svg:y="3.794cm">
          <text:p text:style-name="P1"><text:span text:style-name="T1">[2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016cm" svg:height="1.397cm" svg:x="10.525cm" svg:y="3.794cm">
          <text:p text:style-name="P1"><text:span text:style-name="T1">[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016cm" svg:height="1.397cm" svg:x="11.668cm" svg:y="3.794cm">
          <text:p text:style-name="P1"><text:span text:style-name="T1">[3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016cm" svg:height="1.397cm" svg:x="12.811cm" svg:y="3.794cm">
          <text:p text:style-name="P1"><text:span text:style-name="T1">[4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1.905cm" svg:height="1.016cm" svg:x="1.254cm" svg:y="6.334cm">
          <text:p text:style-name="P3"><text:span text:style-name="T2">(1,0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1.905cm" svg:height="1.016cm" svg:x="3.286cm" svg:y="6.334cm">
          <text:p text:style-name="P3"><text:span text:style-name="T2">(2,1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1.905cm" svg:height="1.016cm" svg:x="5.318cm" svg:y="6.334cm">
          <text:p text:style-name="P3"><text:span text:style-name="T2">(2,2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1.905cm" svg:height="1.016cm" svg:x="7.35cm" svg:y="6.334cm">
          <text:p text:style-name="P3"><text:span text:style-name="T2">(2,3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4" draw:id="id14" draw:layer="layout" svg:width="1.905cm" svg:height="1.016cm" svg:x="9.382cm" svg:y="6.334cm">
          <text:p text:style-name="P3"><text:span text:style-name="T2">(2,4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5" draw:id="id15" draw:layer="layout" svg:width="1.905cm" svg:height="1.016cm" svg:x="11.414cm" svg:y="6.334cm">
          <text:p text:style-name="P3"><text:span text:style-name="T2">(3,5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6" draw:id="id16" draw:layer="layout" svg:width="1.905cm" svg:height="1.016cm" svg:x="13.446cm" svg:y="6.334cm">
          <text:p text:style-name="P3"><text:span text:style-name="T2">(3,6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7" draw:id="id17" draw:layer="layout" svg:width="1.905cm" svg:height="1.016cm" svg:x="15.478cm" svg:y="6.334cm">
          <text:p text:style-name="P3"><text:span text:style-name="T2">(4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8" draw:id="id18" draw:layer="layout" svg:width="1.905cm" svg:height="1.016cm" svg:x="2.27cm" svg:y="8.366cm">
          <text:p text:style-name="P3"><text:span text:style-name="T2">(1,0,1)</text:span></text:p>
          <text:p text:style-name="P3"><text:span text:style-name="T2">(2,1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9" draw:id="id19" draw:layer="layout" svg:width="1.905cm" svg:height="1.016cm" svg:x="6.334cm" svg:y="8.366cm">
          <text:p text:style-name="P3"><text:span text:style-name="T2">(2,2,2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0" draw:id="id20" draw:layer="layout" svg:width="1.905cm" svg:height="1.016cm" svg:x="10.398cm" svg:y="8.366cm">
          <text:p text:style-name="P3"><text:span text:style-name="T2">(2,4,1)</text:span></text:p>
          <text:p text:style-name="P3"><text:span text:style-name="T2">(3,5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1" draw:id="id21" draw:layer="layout" svg:width="1.905cm" svg:height="1.016cm" svg:x="14.462cm" svg:y="8.366cm">
          <text:p text:style-name="P3"><text:span text:style-name="T2">(3,6,1)</text:span></text:p>
          <text:p text:style-name="P3"><text:span text:style-name="T2">(4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2" draw:id="id22" draw:layer="layout" svg:width="1.905cm" svg:height="1.143cm" svg:x="4.302cm" svg:y="10.398cm">
          <text:p text:style-name="P3"><text:span text:style-name="T2">(1,0,1)</text:span></text:p>
          <text:p text:style-name="P3"><text:span text:style-name="T2">(2,1,3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3" draw:id="id23" draw:layer="layout" svg:width="1.905cm" svg:height="1.143cm" svg:x="12.43cm" svg:y="10.271cm">
          <text:p text:style-name="P3"><text:span text:style-name="T2">(2,4,1)</text:span></text:p>
          <text:p text:style-name="P3"><text:span text:style-name="T2">(3,5,2)</text:span></text:p>
          <text:p text:style-name="P3"><text:span text:style-name="T2">(4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4" draw:id="id24" draw:layer="layout" svg:width="1.905cm" svg:height="1.905cm" svg:x="8.112cm" svg:y="12.43cm">
          <text:p text:style-name="P3"><text:span text:style-name="T2">(1,0,1)</text:span></text:p>
          <text:p text:style-name="P3"><text:span text:style-name="T2">(2,1,4)</text:span></text:p>
          <text:p text:style-name="P3"><text:span text:style-name="T2">(3,5,2)</text:span></text:p>
          <text:p text:style-name="P3"><text:span text:style-name="T2">(4,7,1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5" draw:id="id25" draw:layer="layout" svg:width="4.953cm" svg:height="0.762cm" svg:x="6.588cm" svg:y="15.097cm">
          <text:p text:style-name="P3"><text:span text:style-name="T2">Data = [1,2,2,2,2,3,3,4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318cm" svg:y1="2.651cm" svg:x2="5.318cm" svg:y2="3.794cm" draw:start-shape="id1" draw:end-shape="id2" draw:end-glue-point="0" svg:d="M9318 2651c0 856-4000 285-4000 1143" svg:viewBox="0 0 4001 1144">
          <text:p/>
        </draw:connector>
        <draw:connector draw:style-name="gr2" draw:text-style-name="P1" draw:layer="layout" draw:type="curve" svg:x1="9.318cm" svg:y1="2.651cm" svg:x2="6.461cm" svg:y2="3.794cm" draw:start-shape="id1" draw:end-shape="id3" draw:end-glue-point="0" svg:d="M9318 2651c0 856-2857 285-2857 1143" svg:viewBox="0 0 2858 1144">
          <text:p/>
        </draw:connector>
        <draw:connector draw:style-name="gr2" draw:text-style-name="P1" draw:layer="layout" draw:type="curve" svg:x1="9.318cm" svg:y1="2.651cm" svg:x2="7.604cm" svg:y2="3.794cm" draw:start-shape="id1" draw:end-shape="id4" draw:end-glue-point="0" svg:d="M9318 2651c0 856-1714 285-1714 1143" svg:viewBox="0 0 1715 1144">
          <text:p/>
        </draw:connector>
        <draw:connector draw:style-name="gr2" draw:text-style-name="P1" draw:layer="layout" draw:type="curve" svg:x1="9.318cm" svg:y1="2.651cm" svg:x2="8.747cm" svg:y2="3.794cm" draw:start-shape="id1" draw:start-glue-point="2" draw:end-shape="id5" draw:end-glue-point="0" svg:d="M9318 2651c0 856-571 285-571 1143" svg:viewBox="0 0 572 1144">
          <text:p/>
        </draw:connector>
        <draw:connector draw:style-name="gr2" draw:text-style-name="P1" draw:layer="layout" draw:type="curve" svg:x1="9.318cm" svg:y1="2.651cm" svg:x2="9.89cm" svg:y2="3.794cm" draw:start-shape="id1" draw:end-shape="id6" draw:end-glue-point="0" svg:d="M9318 2651c0 856 572 285 572 1143" svg:viewBox="0 0 573 1144">
          <text:p/>
        </draw:connector>
        <draw:connector draw:style-name="gr2" draw:text-style-name="P1" draw:layer="layout" draw:type="curve" svg:x1="9.318cm" svg:y1="2.651cm" svg:x2="11.033cm" svg:y2="3.794cm" draw:start-shape="id1" draw:end-shape="id7" draw:end-glue-point="0" svg:d="M9318 2651c0 856 1715 285 1715 1143" svg:viewBox="0 0 1716 1144">
          <text:p/>
        </draw:connector>
        <draw:connector draw:style-name="gr2" draw:text-style-name="P1" draw:layer="layout" draw:type="curve" svg:x1="9.318cm" svg:y1="2.651cm" svg:x2="12.176cm" svg:y2="3.794cm" draw:start-shape="id1" draw:start-glue-point="2" draw:end-shape="id8" svg:d="M9318 2651c0 856 2858 285 2858 1143" svg:viewBox="0 0 2859 1144">
          <text:p/>
        </draw:connector>
        <draw:connector draw:style-name="gr2" draw:text-style-name="P1" draw:layer="layout" draw:type="curve" svg:x1="9.318cm" svg:y1="2.651cm" svg:x2="13.319cm" svg:y2="3.794cm" draw:start-shape="id1" draw:start-glue-point="2" draw:end-shape="id9" draw:end-glue-point="0" svg:d="M9318 2651c0 856 4001 285 4001 1143" svg:viewBox="0 0 4002 1144">
          <text:p/>
        </draw:connector>
        <draw:connector draw:style-name="gr2" draw:text-style-name="P1" draw:layer="layout" draw:type="curve" svg:x1="5.318cm" svg:y1="5.191cm" svg:x2="2.206cm" svg:y2="6.334cm" draw:start-shape="id2" draw:start-glue-point="2" draw:end-shape="id10" draw:end-glue-point="0" svg:d="M5318 5191c0 856-3112 285-3112 1143" svg:viewBox="0 0 3113 1144">
          <text:p/>
        </draw:connector>
        <draw:connector draw:style-name="gr2" draw:text-style-name="P1" draw:layer="layout" draw:type="curve" svg:x1="6.461cm" svg:y1="5.191cm" svg:x2="4.238cm" svg:y2="6.334cm" draw:start-shape="id3" draw:start-glue-point="2" draw:end-shape="id11" draw:end-glue-point="0" svg:d="M6461 5191c0 856-2223 285-2223 1143" svg:viewBox="0 0 2224 1144">
          <text:p/>
        </draw:connector>
        <draw:connector draw:style-name="gr2" draw:text-style-name="P1" draw:layer="layout" draw:type="curve" svg:x1="7.604cm" svg:y1="5.191cm" svg:x2="6.27cm" svg:y2="6.334cm" draw:start-shape="id4" draw:start-glue-point="2" draw:end-shape="id12" draw:end-glue-point="0" svg:d="M7604 5191c0 856-1334 285-1334 1143" svg:viewBox="0 0 1335 1144">
          <text:p/>
        </draw:connector>
        <draw:connector draw:style-name="gr2" draw:text-style-name="P1" draw:layer="layout" draw:type="curve" svg:x1="8.747cm" svg:y1="5.191cm" svg:x2="8.302cm" svg:y2="6.334cm" draw:start-shape="id5" draw:start-glue-point="2" draw:end-shape="id13" draw:end-glue-point="0" svg:d="M8747 5191c0 856-445 285-445 1143" svg:viewBox="0 0 446 1144">
          <text:p/>
        </draw:connector>
        <draw:connector draw:style-name="gr2" draw:text-style-name="P1" draw:layer="layout" draw:type="curve" svg:x1="9.89cm" svg:y1="5.191cm" svg:x2="10.334cm" svg:y2="6.334cm" draw:start-shape="id6" draw:start-glue-point="2" draw:end-shape="id14" draw:end-glue-point="0" svg:d="M9890 5191c0 856 444 285 444 1143" svg:viewBox="0 0 445 1144">
          <text:p/>
        </draw:connector>
        <draw:connector draw:style-name="gr2" draw:text-style-name="P1" draw:layer="layout" draw:type="curve" svg:x1="11.033cm" svg:y1="5.191cm" svg:x2="12.366cm" svg:y2="6.334cm" draw:start-shape="id7" draw:start-glue-point="2" draw:end-shape="id15" draw:end-glue-point="0" svg:d="M11033 5191c0 856 1333 285 1333 1143" svg:viewBox="0 0 1334 1144">
          <text:p/>
        </draw:connector>
        <draw:connector draw:style-name="gr2" draw:text-style-name="P1" draw:layer="layout" draw:type="curve" svg:x1="12.176cm" svg:y1="5.191cm" svg:x2="14.398cm" svg:y2="6.334cm" draw:start-shape="id8" draw:start-glue-point="2" draw:end-shape="id16" draw:end-glue-point="0" svg:d="M12176 5191c0 856 2222 285 2222 1143" svg:viewBox="0 0 2223 1144">
          <text:p/>
        </draw:connector>
        <draw:connector draw:style-name="gr2" draw:text-style-name="P1" draw:layer="layout" draw:type="curve" svg:x1="13.319cm" svg:y1="5.191cm" svg:x2="16.43cm" svg:y2="6.334cm" draw:start-shape="id9" draw:start-glue-point="2" draw:end-shape="id17" svg:d="M13319 5191c0 856 3111 285 3111 1143" svg:viewBox="0 0 3112 1144">
          <text:p/>
        </draw:connector>
        <draw:connector draw:style-name="gr2" draw:text-style-name="P1" draw:layer="layout" draw:type="line" svg:x1="2.206cm" svg:y1="7.35cm" svg:x2="3.222cm" svg:y2="8.366cm" draw:start-shape="id10" draw:start-glue-point="2" draw:end-shape="id18" draw:end-glue-point="0" svg:d="M2206 7350l1016 1016" svg:viewBox="0 0 1017 1017">
          <text:p/>
        </draw:connector>
        <draw:connector draw:style-name="gr2" draw:text-style-name="P1" draw:layer="layout" draw:type="line" svg:x1="4.238cm" svg:y1="7.35cm" svg:x2="3.222cm" svg:y2="8.366cm" draw:start-shape="id11" draw:start-glue-point="2" draw:end-shape="id18" draw:end-glue-point="0" svg:d="M4238 7350l-1016 1016" svg:viewBox="0 0 1017 1017">
          <text:p/>
        </draw:connector>
        <draw:connector draw:style-name="gr2" draw:text-style-name="P1" draw:layer="layout" draw:type="line" svg:x1="6.27cm" svg:y1="7.35cm" svg:x2="7.286cm" svg:y2="8.366cm" draw:start-shape="id12" draw:start-glue-point="2" draw:end-shape="id19" draw:end-glue-point="0" svg:d="M6270 7350l1016 1016" svg:viewBox="0 0 1017 1017">
          <text:p/>
        </draw:connector>
        <draw:connector draw:style-name="gr2" draw:text-style-name="P1" draw:layer="layout" draw:type="line" svg:x1="8.302cm" svg:y1="7.35cm" svg:x2="7.286cm" svg:y2="8.366cm" draw:start-shape="id13" draw:start-glue-point="2" draw:end-shape="id19" draw:end-glue-point="0" svg:d="M8302 7350l-1016 1016" svg:viewBox="0 0 1017 1017">
          <text:p/>
        </draw:connector>
        <draw:connector draw:style-name="gr2" draw:text-style-name="P1" draw:layer="layout" draw:type="line" svg:x1="10.334cm" svg:y1="7.35cm" svg:x2="11.35cm" svg:y2="8.366cm" draw:start-shape="id14" draw:start-glue-point="2" draw:end-shape="id20" draw:end-glue-point="0" svg:d="M10334 7350l1016 1016" svg:viewBox="0 0 1017 1017">
          <text:p/>
        </draw:connector>
        <draw:connector draw:style-name="gr2" draw:text-style-name="P1" draw:layer="layout" draw:type="line" svg:x1="12.366cm" svg:y1="7.35cm" svg:x2="11.35cm" svg:y2="8.366cm" draw:start-shape="id15" draw:start-glue-point="2" draw:end-shape="id20" draw:end-glue-point="0" svg:d="M12366 7350l-1016 1016" svg:viewBox="0 0 1017 1017">
          <text:p/>
        </draw:connector>
        <draw:connector draw:style-name="gr2" draw:text-style-name="P1" draw:layer="layout" draw:type="line" svg:x1="14.398cm" svg:y1="7.35cm" svg:x2="15.414cm" svg:y2="8.366cm" draw:start-shape="id16" draw:start-glue-point="2" draw:end-shape="id21" draw:end-glue-point="0" svg:d="M14398 7350l1016 1016" svg:viewBox="0 0 1017 1017">
          <text:p/>
        </draw:connector>
        <draw:connector draw:style-name="gr2" draw:text-style-name="P1" draw:layer="layout" draw:type="line" svg:x1="16.43cm" svg:y1="7.35cm" svg:x2="15.414cm" svg:y2="8.366cm" draw:start-shape="id17" draw:start-glue-point="2" draw:end-shape="id21" draw:end-glue-point="0" svg:d="M16430 7350l-1016 1016" svg:viewBox="0 0 1017 1017">
          <text:p/>
        </draw:connector>
        <draw:connector draw:style-name="gr2" draw:text-style-name="P1" draw:layer="layout" draw:type="line" svg:x1="3.222cm" svg:y1="9.382cm" svg:x2="5.254cm" svg:y2="10.398cm" draw:start-shape="id18" draw:start-glue-point="2" draw:end-shape="id22" draw:end-glue-point="0" svg:d="M3222 9382l2032 1016" svg:viewBox="0 0 2033 1017">
          <text:p/>
        </draw:connector>
        <draw:connector draw:style-name="gr2" draw:text-style-name="P1" draw:layer="layout" draw:type="line" svg:x1="7.286cm" svg:y1="9.382cm" svg:x2="5.254cm" svg:y2="10.398cm" draw:start-shape="id19" draw:start-glue-point="2" draw:end-shape="id22" draw:end-glue-point="0" svg:d="M7286 9382l-2032 1016" svg:viewBox="0 0 2033 1017">
          <text:p/>
        </draw:connector>
        <draw:connector draw:style-name="gr2" draw:text-style-name="P1" draw:layer="layout" draw:type="line" svg:x1="11.35cm" svg:y1="9.382cm" svg:x2="13.382cm" svg:y2="10.271cm" draw:start-shape="id20" draw:start-glue-point="2" draw:end-shape="id23" draw:end-glue-point="0" svg:d="M11350 9382l2032 889" svg:viewBox="0 0 2033 890">
          <text:p/>
        </draw:connector>
        <draw:connector draw:style-name="gr2" draw:text-style-name="P1" draw:layer="layout" draw:type="line" svg:x1="15.414cm" svg:y1="9.382cm" svg:x2="13.382cm" svg:y2="10.271cm" draw:start-shape="id21" draw:start-glue-point="2" draw:end-shape="id23" draw:end-glue-point="0" svg:d="M15414 9382l-2032 889" svg:viewBox="0 0 2033 890">
          <text:p/>
        </draw:connector>
        <draw:connector draw:style-name="gr2" draw:text-style-name="P1" draw:layer="layout" draw:type="line" svg:x1="5.254cm" svg:y1="11.541cm" svg:x2="9.064cm" svg:y2="12.43cm" draw:start-shape="id22" draw:start-glue-point="2" draw:end-shape="id24" draw:end-glue-point="0" svg:d="M5254 11541l3810 889" svg:viewBox="0 0 3811 890">
          <text:p/>
        </draw:connector>
        <draw:connector draw:style-name="gr2" draw:text-style-name="P1" draw:layer="layout" draw:type="line" svg:x1="13.382cm" svg:y1="11.414cm" svg:x2="9.064cm" svg:y2="12.43cm" draw:start-shape="id23" draw:start-glue-point="2" draw:end-shape="id24" draw:end-glue-point="0" svg:d="M13382 11414l-4318 1016" svg:viewBox="0 0 4319 1017">
          <text:p/>
        </draw:connector>
        <draw:connector draw:style-name="gr2" draw:text-style-name="P1" draw:layer="layout" draw:type="line" svg:x1="9.064cm" svg:y1="14.335cm" svg:x2="9.064cm" svg:y2="15.097cm" draw:start-shape="id24" draw:start-glue-point="2" draw:end-shape="id25" draw:end-glue-point="0" svg:d="M9064 14335v762" svg:viewBox="0 0 1 763">
          <text:p/>
        </draw:connector>
        <draw:custom-shape draw:style-name="gr1" draw:text-style-name="P4" draw:layer="layout" svg:width="4.953cm" svg:height="0.889cm" svg:x="6.588cm" svg:y="15.859cm">
          <text:p text:style-name="P3"><text:span text:style-name="T2">Indices = [0,1,5,7]</text:span></text:p>
          <text:p text:style-name="P3"><text:span text:style-name="T2">Lenghts = [1,4,2,1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953cm" svg:height="0.889cm" svg:x="6.588cm" svg:y="16.748cm">
          <text:p text:style-name="P3"><text:span text:style-name="T2">represents</text:span></text:p>
          <text:p text:style-name="P3"><text:span text:style-name="T2">[[1],[2,2,2,2],[3,3],[4]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18T22:11:09.174892300</dc:date>
    <meta:editing-duration>PT1H5M54S</meta:editing-duration>
    <meta:editing-cycles>38</meta:editing-cycles>
    <meta:generator>LibreOffice/4.2.8.2$Linux_x86 LibreOffice_project/420m0$Build-2</meta:generator>
    <meta:document-statistic meta:object-count="58"/>
  </office:meta>
</office:document-meta>
</file>